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sentiment.py data/imdb/ nlp</text:p>
      <text:p text:style-name="Standard"/>
      <text:p text:style-name="Standard">Naive Bayes</text:p>
      <text:p text:style-name="Standard">-----------</text:p>
      <text:p text:style-name="Standard">predicted:<text:tab/>pos<text:tab/>neg</text:p>
      <text:p text:style-name="Standard">actual:</text:p>
      <text:p text:style-name="Standard">pos<text:tab/><text:tab/>10652<text:tab/>1848</text:p>
      <text:p text:style-name="Standard">neg<text:tab/><text:tab/>3100<text:tab/>9400</text:p>
      <text:p text:style-name="Standard">accuracy: 0.802080</text:p>
      <text:p text:style-name="Standard"/>
      <text:p text:style-name="Standard">Logistic Regression</text:p>
      <text:p text:style-name="Standard">-------------------</text:p>
      <text:p text:style-name="Standard">predicted:<text:tab/>pos<text:tab/>neg</text:p>
      <text:p text:style-name="Standard">actual:</text:p>
      <text:p text:style-name="Standard">pos<text:tab/><text:tab/>10397<text:tab/>2103</text:p>
      <text:p text:style-name="Standard">neg<text:tab/><text:tab/>2720<text:tab/>9780</text:p>
      <text:p text:style-name="Standard">accuracy: 0.807080</text:p>
      <text:p text:style-name="Standard"/>
      <text:p text:style-name="Standard"/>
      <text:p text:style-name="Standard"/>
      <text:p text:style-name="Standard"/>
      <text:p text:style-name="P1">python sentiment.py data/imdb/ d2v</text:p>
      <text:p text:style-name="Standard"/>
      <text:p text:style-name="Standard">/home/ritesh/anaconda3/lib/python3.6/site-packages/gensim/models/doc2vec.py:574: UserWarning: The parameter `size` is deprecated, will be removed in 4.0.0, use `vector_size` instead.</text:p>
      <text:p text:style-name="Standard"><text:s text:c="2"/>warnings.warn("The parameter `size` is deprecated, will be removed in 4.0.0, use `vector_size` instead.")</text:p>
      <text:p text:style-name="Standard">Doc2Vec</text:p>
      <text:p text:style-name="Standard">Training iteration 0</text:p>
      <text:p text:style-name="Standard">Training iteration 1</text:p>
      <text:p text:style-name="Standard">Training iteration 2</text:p>
      <text:p text:style-name="Standard">Training iteration 3</text:p>
      <text:p text:style-name="Standard">Training iteration 4</text:p>
      <text:p text:style-name="Standard">end of training</text:p>
      <text:p text:style-name="Standard">Naive Bayes</text:p>
      <text:p text:style-name="Standard">-----------</text:p>
      <text:p text:style-name="Standard">predicted:<text:tab/>pos<text:tab/>neg</text:p>
      <text:p text:style-name="Standard">actual:</text:p>
      <text:p text:style-name="Standard">pos<text:tab/><text:tab/>5505<text:tab/>6995</text:p>
      <text:p text:style-name="Standard">neg<text:tab/><text:tab/>2235<text:tab/>10265</text:p>
      <text:p text:style-name="Standard">accuracy: 0.630800</text:p>
      <text:p text:style-name="Standard"/>
      <text:p text:style-name="Standard">Logistic Regression</text:p>
      <text:p text:style-name="Standard">-------------------</text:p>
      <text:p text:style-name="Standard">predicted:<text:tab/>pos<text:tab/>neg</text:p>
      <text:p text:style-name="Standard">actual:</text:p>
      <text:p text:style-name="Standard">pos<text:tab/><text:tab/>10765<text:tab/>1735</text:p>
      <text:p text:style-name="Standard">neg<text:tab/><text:tab/>1727<text:tab/>10773</text:p>
      <text:p text:style-name="Standard">accuracy: 0.861520</text:p>
      <text:p text:style-name="Standard"/>
      <text:p text:style-name="Standard"/>
      <text:p text:style-name="Standard"/>
      <text:p text:style-name="P1"><text:soft-page-break/>python sentiment.py data/twitter/ nlp</text:p>
      <text:p text:style-name="Standard"/>
      <text:p text:style-name="Standard">Naive Bayes</text:p>
      <text:p text:style-name="Standard">-----------</text:p>
      <text:p text:style-name="Standard">predicted:<text:tab/>pos<text:tab/>neg</text:p>
      <text:p text:style-name="Standard">actual:</text:p>
      <text:p text:style-name="Standard">pos<text:tab/><text:tab/>68563<text:tab/>6422</text:p>
      <text:p text:style-name="Standard">neg<text:tab/><text:tab/>54528<text:tab/>20452</text:p>
      <text:p text:style-name="Standard">accuracy: 0.593572</text:p>
      <text:p text:style-name="Standard"/>
      <text:p text:style-name="Standard">Logistic Regression</text:p>
      <text:p text:style-name="Standard">-------------------</text:p>
      <text:p text:style-name="Standard">predicted:<text:tab/>pos<text:tab/>neg</text:p>
      <text:p text:style-name="Standard">actual:</text:p>
      <text:p text:style-name="Standard">pos<text:tab/><text:tab/>68618<text:tab/>6367</text:p>
      <text:p text:style-name="Standard">neg<text:tab/><text:tab/>54578<text:tab/>20402</text:p>
      <text:p text:style-name="Standard">accuracy: 0.593605</text:p>
      <text:p text:style-name="Standard"/>
      <text:p text:style-name="Standard"/>
      <text:p text:style-name="Standard"/>
      <text:p text:style-name="Standard"/>
      <text:p text:style-name="Standard"/>
      <text:p text:style-name="P1">python sentiment.py data/twitter/ d2v</text:p>
      <text:p text:style-name="Standard"/>
      <text:p text:style-name="Standard">/home/ritesh/anaconda3/lib/python3.6/site-packages/gensim/models/doc2vec.py:574: UserWarning: The parameter `size` is deprecated, will be removed in 4.0.0, use `vector_size` instead.</text:p>
      <text:p text:style-name="Standard"><text:s text:c="2"/>warnings.warn("The parameter `size` is deprecated, will be removed in 4.0.0, use `vector_size` instead.")</text:p>
      <text:p text:style-name="Standard">Doc2Vec</text:p>
      <text:p text:style-name="Standard">Training iteration 0</text:p>
      <text:p text:style-name="Standard">Training iteration 1</text:p>
      <text:p text:style-name="Standard">Training iteration 2</text:p>
      <text:p text:style-name="Standard">Training iteration 3</text:p>
      <text:p text:style-name="Standard">Training iteration 4</text:p>
      <text:p text:style-name="Standard">end of training</text:p>
      <text:p text:style-name="Standard">Naive Bayes</text:p>
      <text:p text:style-name="Standard">-----------</text:p>
      <text:p text:style-name="Standard">predicted:<text:tab/>pos<text:tab/>neg</text:p>
      <text:p text:style-name="Standard">actual:</text:p>
      <text:p text:style-name="Standard">pos<text:tab/><text:tab/>55226<text:tab/>19759</text:p>
      <text:p text:style-name="Standard">neg<text:tab/><text:tab/>45753<text:tab/>29227</text:p>
      <text:p text:style-name="Standard">accuracy: 0.563151</text:p>
      <text:p text:style-name="Standard"/>
      <text:p text:style-name="Standard">Logistic Regression</text:p>
      <text:p text:style-name="Standard">-------------------</text:p>
      <text:p text:style-name="Standard">predicted:<text:tab/>pos<text:tab/>neg</text:p>
      <text:p text:style-name="Standard">actual:</text:p>
      <text:p text:style-name="Standard">pos<text:tab/><text:tab/>57072<text:tab/>17913</text:p>
      <text:p text:style-name="Standard">neg<text:tab/><text:tab/>30657<text:tab/>44323</text:p>
      <text:p text:style-name="Standard">accuracy: 0.6761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9T00:09:49.003749650</meta:creation-date>
    <dc:date>2020-03-29T00:13:19.782028891</dc:date>
    <meta:editing-duration>PT3M34S</meta:editing-duration>
    <meta:editing-cycles>2</meta:editing-cycles>
    <meta:generator>LibreOffice/6.4.2.2$Linux_X86_64 LibreOffice_project/470efa65018866d4eccd0320fc85de07297c8d71</meta:generator>
    <meta:document-statistic meta:table-count="0" meta:image-count="0" meta:object-count="0" meta:page-count="2" meta:paragraph-count="78" meta:word-count="230" meta:character-count="1791" meta:non-whitespace-character-count="1619"/>
  </office:meta>
</office:document-meta>
</file>